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2020090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0 casos confirmados no ha sido posible identificar la edad o el sexo</text:span></text:p>
          </table:table-cell>
          <table:table-cell table:number-columns-repeated="9"/>
          <table:table-cell table:style-name="ce74"/>
          <table:table-cell/>
        </table:table-row>
        <table:table-row table:style-name="ro2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 table:number-columns-repeated="2"/>
        </table:table-row>
        <table:table-row table:style-name="ro2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[.B3]+[.C3]" office:value-type="float" office:value="4" calcext:value-type="float">
            <text:p>4</text:p>
          </table:table-cell>
          <table:table-cell table:style-name="ce38" table:formula="of:=[.D3]/[.$D$12]" office:value-type="percentage" office:value="0.00945626477541371" calcext:value-type="percentage">
            <text:p>0,9%</text:p>
          </table:table-cell>
          <table:table-cell table:style-name="ce42" table:formula="of:=[.E3]" office:value-type="percentage" office:value="0.00945626477541371" calcext:value-type="percentage">
            <text:p>1 %</text:p>
          </table:table-cell>
          <table:table-cell table:number-columns-repeated="4"/>
          <table:table-cell table:style-name="ce74" table:number-columns-repeated="2"/>
        </table:table-row>
        <table:table-row table:style-name="ro2">
          <table:table-cell table:style-name="ce3" office:value-type="string" calcext:value-type="string">
            <text:p>1 a 1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5" office:value-type="float" office:value="27" calcext:value-type="float">
            <text:p>27</text:p>
          </table:table-cell>
          <table:table-cell table:style-name="ce32" table:formula="of:=[.B4]+[.C4]" office:value-type="float" office:value="51" calcext:value-type="float">
            <text:p>51</text:p>
          </table:table-cell>
          <table:table-cell table:style-name="ce38" table:formula="of:=[.D4]/[.$D$12]" office:value-type="percentage" office:value="0.120567375886525" calcext:value-type="percentage">
            <text:p>12,1%</text:p>
          </table:table-cell>
          <table:table-cell table:style-name="ce42" table:formula="of:=[.F3]+[.E4]" office:value-type="percentage" office:value="0.130023640661939" calcext:value-type="percentage">
            <text:p>13 %</text:p>
          </table:table-cell>
          <table:table-cell table:number-columns-repeated="4"/>
          <table:table-cell table:style-name="ce74" table:number-columns-repeated="2"/>
        </table:table-row>
        <table:table-row table:style-name="ro2">
          <table:table-cell table:style-name="ce3" office:value-type="string" calcext:value-type="string">
            <text:p>15 a 2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5" office:value-type="float" office:value="31" calcext:value-type="float">
            <text:p>31</text:p>
          </table:table-cell>
          <table:table-cell table:style-name="ce32" table:formula="of:=[.B5]+[.C5]" office:value-type="float" office:value="56" calcext:value-type="float">
            <text:p>56</text:p>
          </table:table-cell>
          <table:table-cell table:style-name="ce38" table:formula="of:=[.D5]/[.$D$12]" office:value-type="percentage" office:value="0.132387706855792" calcext:value-type="percentage">
            <text:p>13,2%</text:p>
          </table:table-cell>
          <table:table-cell table:style-name="ce42" table:formula="of:=[.F4]+[.E5]" office:value-type="percentage" office:value="0.26241134751773" calcext:value-type="percentage">
            <text:p>26 %</text:p>
          </table:table-cell>
          <table:table-cell table:number-columns-repeated="4"/>
          <table:table-cell table:style-name="ce74" table:number-columns-repeated="2"/>
        </table:table-row>
        <table:table-row table:style-name="ro2">
          <table:table-cell table:style-name="ce3" office:value-type="string" calcext:value-type="string">
            <text:p>25 a 3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32" table:formula="of:=[.B6]+[.C6]" office:value-type="float" office:value="47" calcext:value-type="float">
            <text:p>47</text:p>
          </table:table-cell>
          <table:table-cell table:style-name="ce38" table:formula="of:=[.D6]/[.$D$12]" office:value-type="percentage" office:value="0.111111111111111" calcext:value-type="percentage">
            <text:p>11,1%</text:p>
          </table:table-cell>
          <table:table-cell table:style-name="ce43" table:formula="of:=[.F5]+[.E6]" office:value-type="percentage" office:value="0.373522458628842" calcext:value-type="percentage">
            <text:p>37 %</text:p>
          </table:table-cell>
          <table:table-cell table:number-columns-repeated="4"/>
          <table:table-cell table:style-name="ce74" table:number-columns-repeated="2"/>
        </table:table-row>
        <table:table-row table:style-name="ro2">
          <table:table-cell table:style-name="ce3" office:value-type="string" calcext:value-type="string">
            <text:p>35 a 4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31" calcext:value-type="float">
            <text:p>31</text:p>
          </table:table-cell>
          <table:table-cell table:style-name="ce32" table:formula="of:=[.B7]+[.C7]" office:value-type="float" office:value="58" calcext:value-type="float">
            <text:p>58</text:p>
          </table:table-cell>
          <table:table-cell table:style-name="ce38" table:formula="of:=[.D7]/[.$D$12]" office:value-type="percentage" office:value="0.137115839243499" calcext:value-type="percentage">
            <text:p>13,7%</text:p>
          </table:table-cell>
          <table:table-cell table:style-name="ce43" table:formula="of:=[.F6]+[.E7]" office:value-type="percentage" office:value="0.51063829787234" calcext:value-type="percentage">
            <text:p>51 %</text:p>
          </table:table-cell>
          <table:table-cell table:number-columns-repeated="4"/>
          <table:table-cell table:style-name="ce74"/>
          <table:table-cell table:style-name="ce77"/>
        </table:table-row>
        <table:table-row table:style-name="ro2">
          <table:table-cell table:style-name="ce3" office:value-type="string" calcext:value-type="string">
            <text:p>45 a 54 años</text:p>
          </table:table-cell>
          <table:table-cell table:style-name="ce19" office:value-type="float" office:value="35" calcext:value-type="float">
            <text:p>35</text:p>
          </table:table-cell>
          <table:table-cell table:style-name="ce25" office:value-type="float" office:value="26" calcext:value-type="float">
            <text:p>26</text:p>
          </table:table-cell>
          <table:table-cell table:style-name="ce32" table:formula="of:=[.B8]+[.C8]" office:value-type="float" office:value="61" calcext:value-type="float">
            <text:p>61</text:p>
          </table:table-cell>
          <table:table-cell table:style-name="ce38" table:formula="of:=[.D8]/[.$D$12]" office:value-type="percentage" office:value="0.144208037825059" calcext:value-type="percentage">
            <text:p>14,4%</text:p>
          </table:table-cell>
          <table:table-cell table:style-name="ce42" table:formula="of:=[.F7]+[.E8]" office:value-type="percentage" office:value="0.654846335697399" calcext:value-type="percentage">
            <text:p>65 %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55 a 6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1</text:p>
          </table:table-cell>
          <table:table-cell table:style-name="ce32" table:formula="of:=[.B9]+[.C9]" office:value-type="float" office:value="45" calcext:value-type="float">
            <text:p>45</text:p>
          </table:table-cell>
          <table:table-cell table:style-name="ce38" table:formula="of:=[.D9]/[.$D$12]" office:value-type="percentage" office:value="0.106382978723404" calcext:value-type="percentage">
            <text:p>10,6%</text:p>
          </table:table-cell>
          <table:table-cell table:style-name="ce42" table:formula="of:=[.F8]+[.E9]" office:value-type="percentage" office:value="0.761229314420804" calcext:value-type="percentage">
            <text:p>76 %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65 a 7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32" table:formula="of:=[.B10]+[.C10]" office:value-type="float" office:value="30" calcext:value-type="float">
            <text:p>30</text:p>
          </table:table-cell>
          <table:table-cell table:style-name="ce38" table:formula="of:=[.D10]/[.$D$12]" office:value-type="percentage" office:value="0.0709219858156028" calcext:value-type="percentage">
            <text:p>7,1%</text:p>
          </table:table-cell>
          <table:table-cell table:style-name="ce42" table:formula="of:=[.F9]+[.E10]" office:value-type="percentage" office:value="0.832151300236407" calcext:value-type="percentage">
            <text:p>83 %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75 años o más</text:p>
          </table:table-cell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44" calcext:value-type="float">
            <text:p>44</text:p>
          </table:table-cell>
          <table:table-cell table:style-name="ce32" table:formula="of:=[.B11]+[.C11]" office:value-type="float" office:value="71" calcext:value-type="float">
            <text:p>71</text:p>
          </table:table-cell>
          <table:table-cell table:style-name="ce39" table:formula="of:=[.D11]/[.$D$12]" office:value-type="percentage" office:value="0.167848699763593" calcext:value-type="percentage">
            <text:p>16,8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98" calcext:value-type="float">
            <text:p>198</text:p>
          </table:table-cell>
          <table:table-cell table:style-name="ce20" table:formula="of:=SUM([.C3:.C11])" office:value-type="float" office:value="225" calcext:value-type="float">
            <text:p>225</text:p>
          </table:table-cell>
          <table:table-cell table:style-name="ce33" table:formula="of:=SUM([.D3:.D11])" office:value-type="float" office:value="423" calcext:value-type="float">
            <text:p>423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21" table:formula="of:=[.B12]/[.D12]" office:value-type="percentage" office:value="0.468085106382979" calcext:value-type="percentage">
            <text:p>47 %</text:p>
          </table:table-cell>
          <table:table-cell table:style-name="ce21" table:formula="of:=[.C12]/[.D12]" office:value-type="percentage" office:value="0.531914893617021" calcext:value-type="percentage">
            <text:p>53 %</text:p>
          </table:table-cell>
          <table:table-cell table:style-name="ce34"/>
          <table:table-cell table:number-columns-repeated="8"/>
        </table:table-row>
        <table:table-row table:style-name="ro2">
          <table:table-cell table:style-name="ce5"/>
          <table:table-cell table:style-name="ce21" table:number-columns-repeated="2"/>
          <table:table-cell table:style-name="ce34"/>
          <table:table-cell table:number-columns-repeated="8"/>
        </table:table-row>
        <table:table-row table:style-name="ro2">
          <table:table-cell table:style-name="ce6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>
            <text:p>Distribución por provincias: <text:span text:style-name="T1">en 4 casos confirmado no ha sido posible identificar la provincia de procedencia</text:span></text:p>
          </table:table-cell>
          <table:table-cell table:number-columns-repeated="11"/>
        </table:table-row>
        <table:table-row table:style-name="ro3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3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8" calcext:value-type="float">
            <text:p>358</text:p>
          </table:table-cell>
          <table:table-cell table:style-name="ce35" office:value-type="float" office:value="4" calcext:value-type="float">
            <text:p>4</text:p>
          </table:table-cell>
          <table:table-cell table:style-name="ce23" table:formula="of:=SUM([.A18:.D18])" office:value-type="float" office:value="423" calcext:value-type="float">
            <text:p>423</text:p>
          </table:table-cell>
          <table:table-cell/>
          <table:table-cell table:style-name="ce53" office:value-type="percentage" office:value="0.044" calcext:value-type="percentage" table:number-columns-spanned="3" table:number-rows-spanned="1">
            <text:p>4,40 %</text:p>
          </table:table-cell>
          <table:covered-table-cell table:style-name="ce62"/>
          <table:covered-table-cell table:style-name="ce70"/>
          <table:table-cell table:number-columns-repeated="3"/>
        </table:table-row>
        <table:table-row table:style-name="ro3">
          <table:table-cell table:style-name="ce9" table:formula="of:=[.A18]/[.$E$18]" office:value-type="percentage" office:value="0.108747044917258" calcext:value-type="percentage">
            <text:p>10,9%</text:p>
          </table:table-cell>
          <table:table-cell table:style-name="ce9" table:formula="of:=[.B18]/[.$E$18]" office:value-type="percentage" office:value="0.0354609929078014" calcext:value-type="percentage">
            <text:p>3,5%</text:p>
          </table:table-cell>
          <table:table-cell table:style-name="ce9" table:formula="of:=[.C18]/[.$E$18]" office:value-type="percentage" office:value="0.846335697399527" calcext:value-type="percentage">
            <text:p>84,6%</text:p>
          </table:table-cell>
          <table:table-cell table:style-name="ce9" table:formula="of:=[.D18]/[.$E$18]" office:value-type="percentage" office:value="0.00945626477541371" calcext:value-type="percentage">
            <text:p>0,9%</text:p>
          </table:table-cell>
          <table:table-cell table:style-name="ce23"/>
          <table:table-cell table:number-columns-repeated="7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3"/>
        </table:table-row>
        <table:table-row table:style-name="ro3">
          <table:table-cell table:style-name="ce10" office:value-type="string" calcext:value-type="string">
            <text:p>Distribución por síntomas: <text:span text:style-name="T1">en 0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4" calcext:value-type="float" table:number-columns-spanned="3" table:number-rows-spanned="1">
            <text:p>9,40</text:p>
          </table:table-cell>
          <table:covered-table-cell table:style-name="ce63"/>
          <table:covered-table-cell table:style-name="ce71"/>
          <table:table-cell table:number-columns-repeated="3"/>
        </table:table-row>
        <table:table-row table:style-name="ro3">
          <table:table-cell table:style-name="ce11" office:value-type="string" calcext:value-type="string">
            <text:p>SINTOMÁTICOS</text:p>
          </table:table-cell>
          <table:table-cell table:style-name="ce8" office:value-type="float" office:value="97" calcext:value-type="float">
            <text:p>97</text:p>
          </table:table-cell>
          <table:table-cell table:style-name="ce29" table:formula="of:=[.B22]/423" office:value-type="percentage" office:value="0.229314420803782" calcext:value-type="percentage">
            <text:p>23 %</text:p>
          </table:table-cell>
          <table:table-cell table:number-columns-repeated="9"/>
        </table:table-row>
        <table:table-row table:style-name="ro3">
          <table:table-cell table:style-name="ce12" office:value-type="string" calcext:value-type="string">
            <text:p>ASINTOMÁTICOS</text:p>
          </table:table-cell>
          <table:table-cell table:style-name="ce23" office:value-type="float" office:value="326" calcext:value-type="float">
            <text:p>326</text:p>
          </table:table-cell>
          <table:table-cell table:style-name="ce30" table:formula="of:=[.B23]/423" office:value-type="percentage" office:value="0.770685579196218" calcext:value-type="percentage">
            <text:p>77 %</text:p>
          </table:table-cell>
          <table:table-cell table:number-columns-repeated="9"/>
        </table:table-row>
        <table:table-row table:style-name="ro4" table:number-rows-repeated="2">
          <table:table-cell table:number-columns-repeated="12"/>
        </table:table-row>
        <table:table-row table:style-name="ro3">
          <table:table-cell table:style-name="ce10" office:value-type="string" calcext:value-type="string">
            <text:p>Distribución por Zona Básica de Salud (ZBS): <text:span text:style-name="T1">en 4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4 casos confirmado no ha sido posible identificar el sector sanitario.</text:span></text:p>
          </table:table-cell>
          <table:table-cell table:number-columns-repeated="4"/>
          <table:table-cell table:style-name="ce10"/>
          <table:table-cell/>
        </table:table-row>
        <table:table-row table:style-name="ro5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4"/>
        </table:table-row>
        <table:table-row table:style-name="ro3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42" calcext:value-type="float">
            <text:p>42</text:p>
          </table:table-cell>
          <table:table-cell table:style-name="ce31" table:formula="of:=[.B28]/[.$B$99]" office:value-type="percentage" office:value="0.099290780141844" calcext:value-type="percentage">
            <text:p>9,93 %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12" calcext:value-type="float">
            <text:p>12</text:p>
          </table:table-cell>
          <table:table-cell table:style-name="ce64" table:formula="of:=[.G28]/[.G$37]" office:value-type="percentage" office:value="0.0283687943262411" calcext:value-type="percentage">
            <text:p>2,84 %</text:p>
          </table:table-cell>
          <table:table-cell table:style-name="ce72"/>
          <table:table-cell table:number-columns-repeated="3"/>
        </table:table-row>
        <table:table-row table:style-name="ro3">
          <table:table-cell table:style-name="ce13" office:value-type="string" calcext:value-type="string">
            <text:p>MARIA DE HUERVA</text:p>
          </table:table-cell>
          <table:table-cell table:style-name="ce24" office:value-type="float" office:value="27" calcext:value-type="float">
            <text:p>27</text:p>
          </table:table-cell>
          <table:table-cell table:style-name="ce31" table:formula="of:=[.B29]/[.$B$99]" office:value-type="percentage" office:value="0.0638297872340425" calcext:value-type="percentage">
            <text:p>6,38 %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15" calcext:value-type="float">
            <text:p>15</text:p>
          </table:table-cell>
          <table:table-cell table:style-name="ce65" table:formula="of:=[.G29]/[.G$37]" office:value-type="percentage" office:value="0.0354609929078014" calcext:value-type="percentage">
            <text:p>3,55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TAUSTE</text:p>
          </table:table-cell>
          <table:table-cell table:style-name="ce24" office:value-type="float" office:value="26" calcext:value-type="float">
            <text:p>26</text:p>
          </table:table-cell>
          <table:table-cell table:style-name="ce31" table:formula="of:=[.B30]/[.$B$99]" office:value-type="percentage" office:value="0.0614657210401891" calcext:value-type="percentage">
            <text:p>6,15 %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4" calcext:value-type="float">
            <text:p>4</text:p>
          </table:table-cell>
          <table:table-cell table:style-name="ce66" table:formula="of:=[.G30]/[.G$37]" office:value-type="percentage" office:value="0.00945626477541371" calcext:value-type="percentage">
            <text:p>0,95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ALFAJARIN</text:p>
          </table:table-cell>
          <table:table-cell table:style-name="ce24" office:value-type="float" office:value="18" calcext:value-type="float">
            <text:p>18</text:p>
          </table:table-cell>
          <table:table-cell table:style-name="ce31" table:formula="of:=[.B31]/[.$B$99]" office:value-type="percentage" office:value="0.0425531914893617" calcext:value-type="percentage">
            <text:p>4,26 %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31" calcext:value-type="float">
            <text:p>31</text:p>
          </table:table-cell>
          <table:table-cell table:style-name="ce66" table:formula="of:=[.G31]/[.G$37]" office:value-type="percentage" office:value="0.0732860520094563" calcext:value-type="percentage">
            <text:p>7,33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6" calcext:value-type="float">
            <text:p>16</text:p>
          </table:table-cell>
          <table:table-cell table:style-name="ce31" table:formula="of:=[.B32]/[.$B$99]" office:value-type="percentage" office:value="0.0378250591016548" calcext:value-type="percentage">
            <text:p>3,78 %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3" calcext:value-type="float">
            <text:p>3</text:p>
          </table:table-cell>
          <table:table-cell table:style-name="ce66" table:formula="of:=[.G32]/[.G$37]" office:value-type="percentage" office:value="0.00709219858156028" calcext:value-type="percentage">
            <text:p>0,71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TORRERO LA PAZ</text:p>
          </table:table-cell>
          <table:table-cell table:style-name="ce24" office:value-type="float" office:value="15" calcext:value-type="float">
            <text:p>15</text:p>
          </table:table-cell>
          <table:table-cell table:style-name="ce31" table:formula="of:=[.B33]/[.$B$99]" office:value-type="percentage" office:value="0.0354609929078014" calcext:value-type="percentage">
            <text:p>3,55 %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61" calcext:value-type="float">
            <text:p>61</text:p>
          </table:table-cell>
          <table:table-cell table:style-name="ce66" table:formula="of:=[.G33]/[.G$37]" office:value-type="percentage" office:value="0.144208037825059" calcext:value-type="percentage">
            <text:p>14,42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UTEBO</text:p>
          </table:table-cell>
          <table:table-cell table:style-name="ce24" office:value-type="float" office:value="15" calcext:value-type="float">
            <text:p>15</text:p>
          </table:table-cell>
          <table:table-cell table:style-name="ce31" table:formula="of:=[.B34]/[.$B$99]" office:value-type="percentage" office:value="0.0354609929078014" calcext:value-type="percentage">
            <text:p>3,55 %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97" calcext:value-type="float">
            <text:p>97</text:p>
          </table:table-cell>
          <table:table-cell table:style-name="ce67" table:formula="of:=[.G34]/[.G$37]" office:value-type="percentage" office:value="0.229314420803782" calcext:value-type="percentage">
            <text:p>22,93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4" calcext:value-type="float">
            <text:p>14</text:p>
          </table:table-cell>
          <table:table-cell table:style-name="ce31" table:formula="of:=[.B35]/[.$B$99]" office:value-type="percentage" office:value="0.033096926713948" calcext:value-type="percentage">
            <text:p>3,31 %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96" calcext:value-type="float">
            <text:p>196</text:p>
          </table:table-cell>
          <table:table-cell table:style-name="ce68" table:formula="of:=[.G35]/[.G$37]" office:value-type="percentage" office:value="0.463356973995272" calcext:value-type="percentage">
            <text:p>46,34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AVENIDA CATALUÑA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formula="of:=[.B36]/[.$B$99]" office:value-type="percentage" office:value="0.0307328605200946" calcext:value-type="percentage">
            <text:p>3,07 %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4" calcext:value-type="float">
            <text:p>4</text:p>
          </table:table-cell>
          <table:table-cell table:style-name="ce66" table:formula="of:=[.G36]/[.G$37]" office:value-type="percentage" office:value="0.00945626477541371" calcext:value-type="percentage">
            <text:p>0,95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SAN PABLO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formula="of:=[.B37]/[.$B$99]" office:value-type="percentage" office:value="0.0260047281323877" calcext:value-type="percentage">
            <text:p>2,60 %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423" calcext:value-type="float">
            <text:p>423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3"/>
        </table:table-row>
        <table:table-row table:style-name="ro3">
          <table:table-cell table:style-name="ce13" office:value-type="string" calcext:value-type="string">
            <text:p>DELICIAS SUR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8]/[.$B$99]" office:value-type="percentage" office:value="0.0236406619385343" calcext:value-type="percentage">
            <text:p>2,36 %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8"/>
        </table:table-row>
        <table:table-row table:style-name="ro3">
          <table:table-cell table:style-name="ce13" office:value-type="string" calcext:value-type="string">
            <text:p>SAN JOSE SUR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9]/[.$B$99]" office:value-type="percentage" office:value="0.0236406619385343" calcext:value-type="percentage">
            <text:p>2,36 %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50" table:number-columns-repeated="5"/>
          <table:table-cell table:style-name="ce75"/>
          <table:table-cell table:style-name="ce50"/>
        </table:table-row>
        <table:table-row table:style-name="ro3">
          <table:table-cell table:style-name="ce14" office:value-type="string" calcext:value-type="string">
            <text:p>UNIVERSITAS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[.B40]/[.$B$99]" office:value-type="percentage" office:value="0.0212765957446808" calcext:value-type="percentage">
            <text:p>2,13 %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51" table:number-columns-repeated="5"/>
          <table:table-cell table:style-name="ce76"/>
          <table:table-cell table:style-name="ce51"/>
        </table:table-row>
        <table:table-row table:style-name="ro3">
          <table:table-cell table:style-name="ce14" office:value-type="string" calcext:value-type="string">
            <text:p>DELICIAS NORTE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1]/[.$B$99]" office:value-type="percentage" office:value="0.0189125295508274" calcext:value-type="percentage">
            <text:p>1,89 %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52" table:number-columns-repeated="7"/>
        </table:table-row>
        <table:table-row table:style-name="ro3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2]/[.$B$99]" office:value-type="percentage" office:value="0.0189125295508274" calcext:value-type="percentage">
            <text:p>1,89 %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52" table:number-columns-repeated="6"/>
          <table:table-cell table:style-name="ce78"/>
        </table:table-row>
        <table:table-row table:style-name="ro3">
          <table:table-cell table:style-name="ce14" office:value-type="string" calcext:value-type="string">
            <text:p>ALMOZAR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3]/[.$B$99]" office:value-type="percentage" office:value="0.016548463356974" calcext:value-type="percentage">
            <text:p>1,65 %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OMBARD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4]/[.$B$99]" office:value-type="percentage" office:value="0.016548463356974" calcext:value-type="percentage">
            <text:p>1,65 %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LCAÑIZ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5]/[.$B$99]" office:value-type="percentage" office:value="0.0141843971631206" calcext:value-type="percentage">
            <text:p>1,42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/>
          <table:table-cell table:number-columns-repeated="7"/>
        </table:table-row>
        <table:table-row table:style-name="ro3">
          <table:table-cell table:style-name="ce14" office:value-type="string" calcext:value-type="string">
            <text:p>CARIÑEN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6]/[.$B$99]" office:value-type="percentage" office:value="0.0141843971631206" calcext:value-type="percentage">
            <text:p>1,42 %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7]/[.$B$99]" office:value-type="percentage" office:value="0.0141843971631206" calcext:value-type="percentage">
            <text:p>1,42 %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OLIVER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8]/[.$B$99]" office:value-type="percentage" office:value="0.0141843971631206" calcext:value-type="percentage">
            <text:p>1,42 %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ZALFONAD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9]/[.$B$99]" office:value-type="percentage" office:value="0.0141843971631206" calcext:value-type="percentage">
            <text:p>1,42 %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NDORR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0]/[.$B$99]" office:value-type="percentage" office:value="0.0118203309692671" calcext:value-type="percentage">
            <text:p>1,18 %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CASABLANC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1]/[.$B$99]" office:value-type="percentage" office:value="0.0118203309692671" calcext:value-type="percentage">
            <text:p>1,18 %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FRAG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2]/[.$B$99]" office:value-type="percentage" office:value="0.0118203309692671" calcext:value-type="percentage">
            <text:p>1,18 %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3]/[.$B$99]" office:value-type="percentage" office:value="0.0118203309692671" calcext:value-type="percentage">
            <text:p>1,18 %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PARQUE GOY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4]/[.$B$99]" office:value-type="percentage" office:value="0.0118203309692671" calcext:value-type="percentage">
            <text:p>1,18 %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REBOLERI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5]/[.$B$99]" office:value-type="percentage" office:value="0.0118203309692671" calcext:value-type="percentage">
            <text:p>1,18 %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TORRE RAMON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6]/[.$B$99]" office:value-type="percentage" office:value="0.0118203309692671" calcext:value-type="percentage">
            <text:p>1,18 %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CTUR SUR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7]/[.$B$99]" office:value-type="percentage" office:value="0.00945626477541371" calcext:value-type="percentage">
            <text:p>0,95 %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LMUDEVAR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8]/[.$B$99]" office:value-type="percentage" office:value="0.00945626477541371" calcext:value-type="percentage">
            <text:p>0,95 %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RRABAL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9]/[.$B$99]" office:value-type="percentage" office:value="0.00945626477541371" calcext:value-type="percentage">
            <text:p>0,95 %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CASETA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0]/[.$B$99]" office:value-type="percentage" office:value="0.00945626477541371" calcext:value-type="percentage">
            <text:p>0,95 %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1]/[.$B$99]" office:value-type="percentage" office:value="0.00945626477541371" calcext:value-type="percentage">
            <text:p>0,95 %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2]/[.$B$99]" office:value-type="percentage" office:value="0.00945626477541371" calcext:value-type="percentage">
            <text:p>0,95 %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3]/[.$B$99]" office:value-type="percentage" office:value="0.00945626477541371" calcext:value-type="percentage">
            <text:p>0,95 %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VALDEFIERRO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4]/[.$B$99]" office:value-type="percentage" office:value="0.00945626477541371" calcext:value-type="percentage">
            <text:p>0,95 %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VENECI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5]/[.$B$99]" office:value-type="percentage" office:value="0.00945626477541371" calcext:value-type="percentage">
            <text:p>0,95 %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ARBAST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6]/[.$B$99]" office:value-type="percentage" office:value="0.00709219858156028" calcext:value-type="percentage">
            <text:p>0,71 %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ORJ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7]/[.$B$99]" office:value-type="percentage" office:value="0.00709219858156028" calcext:value-type="percentage">
            <text:p>0,71 %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CALATAYUD URBAN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8]/[.$B$99]" office:value-type="percentage" office:value="0.00709219858156028" calcext:value-type="percentage">
            <text:p>0,71 %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9]/[.$B$99]" office:value-type="percentage" office:value="0.00709219858156028" calcext:value-type="percentage">
            <text:p>0,71 %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GALLUR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0]/[.$B$99]" office:value-type="percentage" office:value="0.00709219858156028" calcext:value-type="percentage">
            <text:p>0,71 %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GRAU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1]/[.$B$99]" office:value-type="percentage" office:value="0.00709219858156028" calcext:value-type="percentage">
            <text:p>0,71 %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5"/>
        </table:table-row>
        <table:table-row table:style-name="ro3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2]/[.$B$99]" office:value-type="percentage" office:value="0.00709219858156028" calcext:value-type="percentage">
            <text:p>0,71 %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MONZON URBAN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3]/[.$B$99]" office:value-type="percentage" office:value="0.00709219858156028" calcext:value-type="percentage">
            <text:p>0,71 %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SAN JOSE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4]/[.$B$99]" office:value-type="percentage" office:value="0.00709219858156028" calcext:value-type="percentage">
            <text:p>0,71 %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SANTA ISABEL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5]/[.$B$99]" office:value-type="percentage" office:value="0.00709219858156028" calcext:value-type="percentage">
            <text:p>0,71 %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TARAZON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6]/[.$B$99]" office:value-type="percentage" office:value="0.00709219858156028" calcext:value-type="percentage">
            <text:p>0,71 %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CTUR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7]/[.$B$99]" office:value-type="percentage" office:value="0.00472813238770686" calcext:value-type="percentage">
            <text:p>0,47 %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CTUR OES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8]/[.$B$99]" office:value-type="percentage" office:value="0.00472813238770686" calcext:value-type="percentage">
            <text:p>0,47 %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LAGON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9]/[.$B$99]" office:value-type="percentage" office:value="0.00472813238770686" calcext:value-type="percentage">
            <text:p>0,47 %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LBARRACIN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0]/[.$B$99]" office:value-type="percentage" office:value="0.00472813238770686" calcext:value-type="percentage">
            <text:p>0,47 %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EPIL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1]/[.$B$99]" office:value-type="percentage" office:value="0.00472813238770686" calcext:value-type="percentage">
            <text:p>0,47 %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2]/[.$B$99]" office:value-type="percentage" office:value="0.00472813238770686" calcext:value-type="percentage">
            <text:p>0,47 %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3]/[.$B$99]" office:value-type="percentage" office:value="0.00472813238770686" calcext:value-type="percentage">
            <text:p>0,47 %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4]/[.$B$99]" office:value-type="percentage" office:value="0.00472813238770686" calcext:value-type="percentage">
            <text:p>0,47 %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5]/[.$B$99]" office:value-type="percentage" office:value="0.00236406619385343" calcext:value-type="percentage">
            <text:p>0,24 %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INEFA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6]/[.$B$99]" office:value-type="percentage" office:value="0.00236406619385343" calcext:value-type="percentage">
            <text:p>0,24 %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7]/[.$B$99]" office:value-type="percentage" office:value="0.00236406619385343" calcext:value-type="percentage">
            <text:p>0,24 %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8]/[.$B$99]" office:value-type="percentage" office:value="0.00236406619385343" calcext:value-type="percentage">
            <text:p>0,24 %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DEFENS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9]/[.$B$99]" office:value-type="percentage" office:value="0.00236406619385343" calcext:value-type="percentage">
            <text:p>0,24 %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0]/[.$B$99]" office:value-type="percentage" office:value="0.00236406619385343" calcext:value-type="percentage">
            <text:p>0,24 %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HERNAN CORTE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1]/[.$B$99]" office:value-type="percentage" office:value="0.00236406619385343" calcext:value-type="percentage">
            <text:p>0,24 %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2]/[.$B$99]" office:value-type="percentage" office:value="0.00236406619385343" calcext:value-type="percentage">
            <text:p>0,24 %</text:p>
          </table:table-cell>
          <table:table-cell table:style-name="ce36" office:value-type="float" office:value="65" calcext:value-type="float">
            <text:p>65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HIJA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3]/[.$B$99]" office:value-type="percentage" office:value="0.00236406619385343" calcext:value-type="percentage">
            <text:p>0,24 %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ILLUEC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4]/[.$B$99]" office:value-type="percentage" office:value="0.00236406619385343" calcext:value-type="percentage">
            <text:p>0,24 %</text:p>
          </table:table-cell>
          <table:table-cell table:style-name="ce36" office:value-type="float" office:value="67" calcext:value-type="float">
            <text:p>67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LA JOT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5]/[.$B$99]" office:value-type="percentage" office:value="0.00236406619385343" calcext:value-type="percentage">
            <text:p>0,24 %</text:p>
          </table:table-cell>
          <table:table-cell table:style-name="ce36" office:value-type="float" office:value="68" calcext:value-type="float">
            <text:p>68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SABIÑÁNIG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6]/[.$B$99]" office:value-type="percentage" office:value="0.00236406619385343" calcext:value-type="percentage">
            <text:p>0,24 %</text:p>
          </table:table-cell>
          <table:table-cell table:style-name="ce36" office:value-type="float" office:value="69" calcext:value-type="float">
            <text:p>69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SAN JOSE NORTE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7]/[.$B$99]" office:value-type="percentage" office:value="0.00236406619385343" calcext:value-type="percentage">
            <text:p>0,24 %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8"/>
        </table:table-row>
        <table:table-row table:style-name="ro3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4" calcext:value-type="float">
            <text:p>4</text:p>
          </table:table-cell>
          <table:table-cell table:style-name="ce31" table:formula="of:=[.B98]/[.$B$99]" office:value-type="percentage" office:value="0.00945626477541371" calcext:value-type="percentage">
            <text:p>0,95 %</text:p>
          </table:table-cell>
          <table:table-cell table:style-name="ce36"/>
          <table:table-cell table:number-columns-repeated="8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27" table:formula="of:=SUM([.B28:.B98])" office:value-type="float" office:value="423" calcext:value-type="float">
            <text:p>423</text:p>
          </table:table-cell>
          <table:table-cell table:number-columns-repeated="10"/>
        </table:table-row>
        <table:table-row table:style-name="ro4" table:number-rows-repeated="1048476">
          <table:table-cell table:number-columns-repeated="12"/>
        </table:table-row>
        <table:table-row table:style-name="ro4">
          <table:table-cell table:number-columns-repeated="12"/>
        </table:table-row>
        <table:named-expressions>
          <table:named-range table:name="_xlnm._FilterDatabase" table:base-cell-address="$'20200905'.$A$1" table:cell-range-address="$'20200905'.$A$27:.$E$99"/>
        </table:named-expressions>
      </table:table>
      <table:named-expressions/>
      <table:database-ranges>
        <table:database-range table:name="__Anonymous_Sheet_DB__0" table:target-range-address="'20200905'.A27:'20200905'.E9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5" style:display-name="PageStyle_202009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6T13:46:54</dc:date>
    <meta:generator>LibreOffice/6.0.7.3$Linux_X86_64 LibreOffice_project/00m0$Build-3</meta:generator>
    <meta:document-statistic meta:table-count="1" meta:cell-count="417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